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03cm"/>
    </style:style>
    <style:style style:name="co3" style:family="table-column">
      <style:table-column-properties fo:break-before="auto" style:column-width="13.36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4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Weight</text:p>
          </table:table-cell>
          <table:table-cell office:value-type="string">
            <text:p>&lt;135kg (&lt;300lb)</text:p>
          </table:table-cell>
        </table:table-row>
        <table:table-row table:style-name="ro1">
          <table:table-cell table:number-columns-repeated="2"/>
          <table:table-cell office:value-type="string">
            <text:p>Drive Type</text:p>
          </table:table-cell>
          <table:table-cell office:value-type="string">
            <text:p>Hydraulic</text:p>
          </table:table-cell>
        </table:table-row>
        <table:table-row table:style-name="ro2">
          <table:table-cell table:number-columns-repeated="2"/>
          <table:table-cell office:value-type="string">
            <text:p>Transmission</text:p>
          </table:table-cell>
          <table:table-cell table:style-name="ce2" office:value-type="string">
            <text:p>Direct drive, key-keyway-holdingsetscrew coupling to pins-pinholes-holdingcollar </text:p>
          </table:table-cell>
        </table:table-row>
        <table:table-row table:style-name="ro1">
          <table:table-cell table:number-columns-repeated="2"/>
          <table:table-cell office:value-type="string">
            <text:p>Speed</text:p>
          </table:table-cell>
          <table:table-cell table:style-name="ce3" office:value-type="string">
            <text:p>Adjustable, minimum range 30-90rpm</text:p>
          </table:table-cell>
        </table:table-row>
        <table:table-row table:style-name="ro1">
          <table:table-cell table:number-columns-repeated="2"/>
          <table:table-cell office:value-type="string">
            <text:p>Torque</text:p>
          </table:table-cell>
          <table:table-cell office:value-type="string">
            <text:p>&gt;5800kg-cm (&gt;5000in-lbs)</text:p>
          </table:table-cell>
        </table:table-row>
        <table:table-row table:style-name="ro2">
          <table:table-cell table:number-columns-repeated="2"/>
          <table:table-cell office:value-type="string">
            <text:p>Blade Mounting</text:p>
          </table:table-cell>
          <table:table-cell table:style-name="ce2" office:value-type="string">
            <text:p>Axial-radial shaft collar </text:p>
          </table:table-cell>
        </table:table-row>
        <table:table-row table:style-name="ro1">
          <table:table-cell table:number-columns-repeated="2"/>
          <table:table-cell office:value-type="string">
            <text:p>Blade Pinhole Pattern</text:p>
          </table:table-cell>
          <table:table-cell office:value-type="string">
            <text:p>2x8x45 (2 pinholes, each 8mm diameter, 45mm center-to-center from each other)</text:p>
          </table:table-cell>
        </table:table-row>
        <table:table-row table:style-name="ro1">
          <table:table-cell table:number-columns-repeated="2"/>
          <table:table-cell office:value-type="string">
            <text:p>Stopper Type</text:p>
          </table:table-cell>
          <table:table-cell office:value-type="string">
            <text:p>Mechanical, Collar-based</text:p>
          </table:table-cell>
        </table:table-row>
        <table:table-row table:style-name="ro1">
          <table:table-cell table:number-columns-repeated="2"/>
          <table:table-cell office:value-type="string">
            <text:p>Cut Angle Mechanism</text:p>
          </table:table-cell>
          <table:table-cell office:value-type="string">
            <text:p>Acme threaded rod and nut</text:p>
          </table:table-cell>
        </table:table-row>
        <table:table-row table:style-name="ro1">
          <table:table-cell table:number-columns-repeated="2"/>
          <table:table-cell office:value-type="string">
            <text:p>Horizontal Cut Angle</text:p>
          </table:table-cell>
          <table:table-cell office:value-type="string">
            <text:p>+-45 degrees</text:p>
          </table:table-cell>
        </table:table-row>
        <table:table-row table:style-name="ro1">
          <table:table-cell table:number-columns-repeated="2"/>
          <table:table-cell office:value-type="string">
            <text:p>Vise Max Opening</text:p>
          </table:table-cell>
          <table:table-cell office:value-type="string">
            <text:p>100mm (4") with 2" deep clamp jaws</text:p>
          </table:table-cell>
        </table:table-row>
        <table:table-row table:style-name="ro1">
          <table:table-cell table:number-columns-repeated="2"/>
          <table:table-cell office:value-type="string">
            <text:p>Vise Type</text:p>
          </table:table-cell>
          <table:table-cell office:value-type="string">
            <text:p>Autocentering</text:p>
          </table:table-cell>
        </table:table-row>
        <table:table-row table:style-name="ro1">
          <table:table-cell table:number-columns-repeated="2"/>
          <table:table-cell office:value-type="string">
            <text:p>Submersible Pump Type/Flow</text:p>
          </table:table-cell>
          <table:table-cell office:value-type="string">
            <text:p>Brushless DC/Adjustable, approx. 4L/min (1Gal/min) at 12V</text:p>
          </table:table-cell>
        </table:table-row>
        <table:table-row table:style-name="ro1">
          <table:table-cell table:number-columns-repeated="2"/>
          <table:table-cell office:value-type="string">
            <text:p>Automation Sensor/Processing/Relay</text:p>
          </table:table-cell>
          <table:table-cell office:value-type="string">
            <text:p>Infrared proximity/Arduino Uno Microcontroller/Opto 22 Relay</text:p>
          </table:table-cell>
        </table:table-row>
        <table:table-row table:style-name="ro1">
          <table:table-cell table:number-columns-repeated="2"/>
          <table:table-cell office:value-type="string">
            <text:p>Coolant Transmission</text:p>
          </table:table-cell>
          <table:table-cell office:value-type="string">
            <text:p>Silicone Rubber Tub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2012-08-17</text:date>, <text:time>22:3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7T22:25:53.69</meta:creation-date>
    <dc:date>2012-08-17T22:37:44.24</dc:date>
    <meta:editing-duration>PT11M53S</meta:editing-duration>
    <meta:editing-cycles>4</meta:editing-cycles>
    <meta:generator>LibreOffice/3.3$Win32 LibreOffice_project/330m19$Build-202</meta:generator>
    <meta:document-statistic meta:table-count="3" meta:cell-count="30" meta:object-count="0"/>
  </office:meta>
</office:document-meta>
</file>